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O-CHANGE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string" calcext:value-type="string">
            <text:p>lundi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er</text:p>
          </table:table-cell>
          <table:table-cell office:value-type="string" calcext:value-type="string">
            <text:p>jeu</text:p>
          </table:table-cell>
        </table:table-row>
        <table:table-row table:style-name="ro1">
          <table:table-cell office:value-type="string" calcext:value-type="string">
            <text:p>mar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cr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u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endr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e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anche</text:p>
          </table:table-cell>
          <table:table-cell table:number-columns-repeated="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1">00/00/0000</text:date>, <text:time style:data-style-name="N2" text:time-value="18:19:24.8855235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11:04:05.881767954</meta:creation-date>
    <dc:date>2017-03-21T10:19:28.083084982</dc:date>
    <meta:editing-duration>PT17H20M46S</meta:editing-duration>
    <meta:editing-cycles>10</meta:editing-cycles>
    <meta:generator>LibreOffice/5.2.2.2$Linux_X86_64 LibreOffice_project/20m0$Build-2</meta:generator>
    <meta:document-statistic meta:table-count="2" meta:cell-count="14" meta:object-count="0"/>
  </office:meta>
</office:document-meta>
</file>